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23.07mm"/>
    </style:style>
    <style:style style:name="co3" style:family="table-column">
      <style:table-column-properties fo:break-before="auto" style:column-width="25.29mm"/>
    </style:style>
    <style:style style:name="co4" style:family="table-column">
      <style:table-column-properties fo:break-before="auto" style:column-width="17.8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7.25mm"/>
    </style:style>
    <style:style style:name="co7" style:family="table-column">
      <style:table-column-properties fo:break-before="auto" style:column-width="31.68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5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2" table:number-rows-repeated="3">
          <table:table-cell table:number-columns-repeated="12"/>
        </table:table-row>
        <table:table-row table:style-name="ro1">
          <table:table-cell table:style-name="ce8" office:value-type="string" calcext:value-type="string">
            <text:p>Nº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Apellido1</text:p>
          </table:table-cell>
          <table:table-cell table:style-name="ce8" office:value-type="string" calcext:value-type="string">
            <text:p>Apellido2</text:p>
          </table:table-cell>
          <table:table-cell table:style-name="ce10" office:value-type="string" calcext:value-type="string">
            <text:p>Sexo</text:p>
          </table:table-cell>
          <table:table-cell table:style-name="ce8" office:value-type="string" calcext:value-type="string">
            <text:p>Edad</text:p>
          </table:table-cell>
          <table:table-cell table:style-name="ce8" office:value-type="string" calcext:value-type="string">
            <text:p>Provincia</text:p>
          </table:table-cell>
          <table:table-cell table:style-name="ce8" office:value-type="string" calcext:value-type="string">
            <text:p>Hijos</text:p>
          </table:table-cell>
          <table:table-cell table:style-name="ce8" office:value-type="string" calcext:value-type="string">
            <text:p>Sueldo Bruto</text:p>
          </table:table-cell>
          <table:table-cell table:style-name="ce8" office:value-type="string" calcext:value-type="string">
            <text:p>Categoría</text:p>
          </table:table-cell>
          <table:table-cell table:style-name="ce8" office:value-type="string" calcext:value-type="string">
            <text:p>Fecha_Cont</text:p>
          </table:table-cell>
          <table:table-cell table:style-name="ce8" office:value-type="string" calcext:value-type="string">
            <text:p>Trienio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bainza</text:p>
          </table:table-cell>
          <table:table-cell office:value-type="string" calcext:value-type="string">
            <text:p>Bei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8094" calcext:value-type="currency">
            <text:p>98.09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11-02" calcext:value-type="date">
            <text:p>02/11/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Aberustegui</text:p>
          </table:table-cell>
          <table:table-cell office:value-type="string" calcext:value-type="string">
            <text:p>Prat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25827" calcext:value-type="currency">
            <text:p>25.82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1-19" calcext:value-type="date">
            <text:p>19/01/1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rígida</text:p>
          </table:table-cell>
          <table:table-cell office:value-type="string" calcext:value-type="string">
            <text:p>Abón</text:p>
          </table:table-cell>
          <table:table-cell office:value-type="string" calcext:value-type="string">
            <text:p>Sol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16751" calcext:value-type="currency">
            <text:p>116.75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5-28" calcext:value-type="date">
            <text:p>28/05/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Acebal</text:p>
          </table:table-cell>
          <table:table-cell office:value-type="string" calcext:value-type="string">
            <text:p>Pined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89615" calcext:value-type="currency">
            <text:p>89.61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12-27" calcext:value-type="date">
            <text:p>27/12/1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Tall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77338" calcext:value-type="currency">
            <text:p>77.33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9-15" calcext:value-type="date">
            <text:p>15/09/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Agüera</text:p>
          </table:table-cell>
          <table:table-cell office:value-type="string" calcext:value-type="string">
            <text:p>Salgu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1201" calcext:value-type="currency">
            <text:p>111.20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8-15" calcext:value-type="date">
            <text:p>15/08/1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Aguinaga</text:p>
          </table:table-cell>
          <table:table-cell office:value-type="string" calcext:value-type="string">
            <text:p>Igarz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53678" calcext:value-type="currency">
            <text:p>53.67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9-19" calcext:value-type="date">
            <text:p>19/09/1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dán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Gal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6877" calcext:value-type="currency">
            <text:p>96.87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9-19" calcext:value-type="date">
            <text:p>19/09/0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lcolea</text:p>
          </table:table-cell>
          <table:table-cell office:value-type="string" calcext:value-type="string">
            <text:p>Bo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7870" calcext:value-type="currency">
            <text:p>97.87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8-08" calcext:value-type="date">
            <text:p>08/08/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Aldaya</text:p>
          </table:table-cell>
          <table:table-cell office:value-type="string" calcext:value-type="string">
            <text:p>Alkor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5428" calcext:value-type="currency">
            <text:p>135.42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Alemany</text:p>
          </table:table-cell>
          <table:table-cell office:value-type="string" calcext:value-type="string">
            <text:p>Yeb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3249" calcext:value-type="currency">
            <text:p>23.24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11-25" calcext:value-type="date">
            <text:p>25/11/1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Alfageme</text:p>
          </table:table-cell>
          <table:table-cell office:value-type="string" calcext:value-type="string">
            <text:p>Camin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49775" calcext:value-type="currency">
            <text:p>49.77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2-18" calcext:value-type="date">
            <text:p>18/12/1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Com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8273" calcext:value-type="currency">
            <text:p>68.27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12-13" calcext:value-type="date">
            <text:p>13/12/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Almodóvar</text:p>
          </table:table-cell>
          <table:table-cell office:value-type="string" calcext:value-type="string">
            <text:p>Goitisol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5070" calcext:value-type="currency">
            <text:p>25.07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1-02" calcext:value-type="date">
            <text:p>02/11/0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Gi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1646" calcext:value-type="currency">
            <text:p>81.64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12-25" calcext:value-type="date">
            <text:p>25/12/1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norio</text:p>
          </table:table-cell>
          <table:table-cell office:value-type="string" calcext:value-type="string">
            <text:p>Ambós</text:p>
          </table:table-cell>
          <table:table-cell office:value-type="string" calcext:value-type="string">
            <text:p>Nasarr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874" calcext:value-type="currency">
            <text:p>13.874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3-07-05" calcext:value-type="date">
            <text:p>05/07/1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Anguita</text:p>
          </table:table-cell>
          <table:table-cell office:value-type="string" calcext:value-type="string">
            <text:p>Estéban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6333" calcext:value-type="currency">
            <text:p>66.33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3-24" calcext:value-type="date">
            <text:p>24/03/1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ntúnez</text:p>
          </table:table-cell>
          <table:table-cell office:value-type="string" calcext:value-type="string">
            <text:p>Tosc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2699" calcext:value-type="currency">
            <text:p>52.69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11-03" calcext:value-type="date">
            <text:p>03/11/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felia</text:p>
          </table:table-cell>
          <table:table-cell office:value-type="string" calcext:value-type="string">
            <text:p>Aramburu</text:p>
          </table:table-cell>
          <table:table-cell office:value-type="string" calcext:value-type="string">
            <text:p>Olal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8993" calcext:value-type="currency">
            <text:p>138.99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12-07" calcext:value-type="date">
            <text:p>07/12/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laria</text:p>
          </table:table-cell>
          <table:table-cell office:value-type="string" calcext:value-type="string">
            <text:p>Arangoiti</text:p>
          </table:table-cell>
          <table:table-cell office:value-type="string" calcext:value-type="string">
            <text:p>Suár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1131" calcext:value-type="currency">
            <text:p>81.13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5-08" calcext:value-type="date">
            <text:p>08/05/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ranzana</text:p>
          </table:table-cell>
          <table:table-cell office:value-type="string" calcext:value-type="string">
            <text:p>Angu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5250" calcext:value-type="currency">
            <text:p>65.25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2-23" calcext:value-type="date">
            <text:p>23/02/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Aranzana</text:p>
          </table:table-cell>
          <table:table-cell office:value-type="string" calcext:value-type="string">
            <text:p>Toric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3099" calcext:value-type="currency">
            <text:p>103.09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6-29" calcext:value-type="date">
            <text:p>29/06/1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Ardiles</text:p>
          </table:table-cell>
          <table:table-cell office:value-type="string" calcext:value-type="string">
            <text:p>Cant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3295" calcext:value-type="currency">
            <text:p>133.29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3-23" calcext:value-type="date">
            <text:p>23/03/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Cubell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8220" calcext:value-type="currency">
            <text:p>108.22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6-07" calcext:value-type="date">
            <text:p>07/06/0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riola</text:p>
          </table:table-cell>
          <table:table-cell office:value-type="string" calcext:value-type="string">
            <text:p>Camach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53165" calcext:value-type="currency">
            <text:p>53.16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2-09" calcext:value-type="date">
            <text:p>09/12/1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Ariola</text:p>
          </table:table-cell>
          <table:table-cell office:value-type="string" calcext:value-type="string">
            <text:p>Col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2007" calcext:value-type="currency">
            <text:p>132.00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12-15" calcext:value-type="date">
            <text:p>15/12/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Arizola</text:p>
          </table:table-cell>
          <table:table-cell office:value-type="string" calcext:value-type="string">
            <text:p>Mantero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6906" calcext:value-type="currency">
            <text:p>136.90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1-22" calcext:value-type="date">
            <text:p>22/11/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rribas</text:p>
          </table:table-cell>
          <table:table-cell office:value-type="string" calcext:value-type="string">
            <text:p>Manzanar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6340" calcext:value-type="currency">
            <text:p>136.34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09" calcext:value-type="date">
            <text:p>09/04/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gustias</text:p>
          </table:table-cell>
          <table:table-cell office:value-type="string" calcext:value-type="string">
            <text:p>Astray</text:p>
          </table:table-cell>
          <table:table-cell office:value-type="string" calcext:value-type="string">
            <text:p>Reng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8011" calcext:value-type="currency">
            <text:p>108.01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9-02" calcext:value-type="date">
            <text:p>02/09/1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ermín</text:p>
          </table:table-cell>
          <table:table-cell office:value-type="string" calcext:value-type="string">
            <text:p>Azcarate</text:p>
          </table:table-cell>
          <table:table-cell office:value-type="string" calcext:value-type="string">
            <text:p>Bordíu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8585" calcext:value-type="currency">
            <text:p>18.58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10-21" calcext:value-type="date">
            <text:p>21/10/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zcúnaga</text:p>
          </table:table-cell>
          <table:table-cell office:value-type="string" calcext:value-type="string">
            <text:p>Tova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56150" calcext:value-type="currency">
            <text:p>56.15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5-13" calcext:value-type="date">
            <text:p>13/05/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Azkarate</text:p>
          </table:table-cell>
          <table:table-cell office:value-type="string" calcext:value-type="string">
            <text:p>Domenech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885" calcext:value-type="currency">
            <text:p>127.88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0-06" calcext:value-type="date">
            <text:p>06/10/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Bagués</text:p>
          </table:table-cell>
          <table:table-cell office:value-type="string" calcext:value-type="string">
            <text:p>Sope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4501" calcext:value-type="currency">
            <text:p>64.50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7-11" calcext:value-type="date">
            <text:p>11/07/1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albín</text:p>
          </table:table-cell>
          <table:table-cell office:value-type="string" calcext:value-type="string">
            <text:p>Orb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1476" calcext:value-type="currency">
            <text:p>41.476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7-14" calcext:value-type="date">
            <text:p>14/07/1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aptista</text:p>
          </table:table-cell>
          <table:table-cell office:value-type="string" calcext:value-type="string">
            <text:p>Soria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3764" calcext:value-type="currency">
            <text:p>23.76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3-07" calcext:value-type="date">
            <text:p>07/03/1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Barceló</text:p>
          </table:table-cell>
          <table:table-cell office:value-type="string" calcext:value-type="string">
            <text:p>Sabug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8980" calcext:value-type="currency">
            <text:p>18.98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05" calcext:value-type="date">
            <text:p>05/08/1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Barriola</text:p>
          </table:table-cell>
          <table:table-cell office:value-type="string" calcext:value-type="string">
            <text:p>Úbed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0041" calcext:value-type="currency">
            <text:p>120.04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6" calcext:value-type="date">
            <text:p>26/01/1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Basabilbaso</text:p>
          </table:table-cell>
          <table:table-cell office:value-type="string" calcext:value-type="string">
            <text:p>Maru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2693" calcext:value-type="currency">
            <text:p>122.69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27" calcext:value-type="date">
            <text:p>27/11/1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Basavilbaso</text:p>
          </table:table-cell>
          <table:table-cell office:value-type="string" calcext:value-type="string">
            <text:p>Fab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4194" calcext:value-type="currency">
            <text:p>114.19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2-04" calcext:value-type="date">
            <text:p>04/12/0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onzál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38911" calcext:value-type="currency">
            <text:p>38.91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5-24" calcext:value-type="date">
            <text:p>24/05/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ayón</text:p>
          </table:table-cell>
          <table:table-cell office:value-type="string" calcext:value-type="string">
            <text:p>Fenoy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6850" calcext:value-type="currency">
            <text:p>46.85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13" calcext:value-type="date">
            <text:p>13/08/1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Borre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7223" calcext:value-type="currency">
            <text:p>77.22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09" calcext:value-type="date">
            <text:p>09/12/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Belmonte</text:p>
          </table:table-cell>
          <table:table-cell office:value-type="string" calcext:value-type="string">
            <text:p>Par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5481" calcext:value-type="currency">
            <text:p>125.48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5-14" calcext:value-type="date">
            <text:p>14/05/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élid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Lobat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1629" calcext:value-type="currency">
            <text:p>21.62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9-05" calcext:value-type="date">
            <text:p>05/09/0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felia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Nist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9088" calcext:value-type="currency">
            <text:p>139.08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11-19" calcext:value-type="date">
            <text:p>19/11/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ertolaza</text:p>
          </table:table-cell>
          <table:table-cell office:value-type="string" calcext:value-type="string">
            <text:p>Montjuich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6380" calcext:value-type="currency">
            <text:p>146.38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06-25" calcext:value-type="date">
            <text:p>25/06/0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Cui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16" calcext:value-type="currency">
            <text:p>14.916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1-09-29" calcext:value-type="date">
            <text:p>29/09/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varisto</text:p>
          </table:table-cell>
          <table:table-cell office:value-type="string" calcext:value-type="string">
            <text:p>Blasco</text:p>
          </table:table-cell>
          <table:table-cell office:value-type="string" calcext:value-type="string">
            <text:p>Vill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8366" calcext:value-type="currency">
            <text:p>58.36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6-04" calcext:value-type="date">
            <text:p>04/06/1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Blázquez</text:p>
          </table:table-cell>
          <table:table-cell office:value-type="string" calcext:value-type="string">
            <text:p>Becerri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2240" calcext:value-type="currency">
            <text:p>102.24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6-24" calcext:value-type="date">
            <text:p>24/06/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Bolív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6594" calcext:value-type="currency">
            <text:p>126.59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1-11" calcext:value-type="date">
            <text:p>11/01/1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Bollidor</text:p>
          </table:table-cell>
          <table:table-cell office:value-type="string" calcext:value-type="string">
            <text:p>Bene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1366" calcext:value-type="currency">
            <text:p>71.36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3-24" calcext:value-type="date">
            <text:p>24/03/0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noveva</text:p>
          </table:table-cell>
          <table:table-cell office:value-type="string" calcext:value-type="string">
            <text:p>Bonet</text:p>
          </table:table-cell>
          <table:table-cell office:value-type="string" calcext:value-type="string">
            <text:p>Aboy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1066" calcext:value-type="currency">
            <text:p>131.06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9" calcext:value-type="date">
            <text:p>29/01/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Brasa</text:p>
          </table:table-cell>
          <table:table-cell office:value-type="string" calcext:value-type="string">
            <text:p>Dalam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0848" calcext:value-type="currency">
            <text:p>140.84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29" calcext:value-type="date">
            <text:p>29/11/1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nisio</text:p>
          </table:table-cell>
          <table:table-cell office:value-type="string" calcext:value-type="string">
            <text:p>Brizuela</text:p>
          </table:table-cell>
          <table:table-cell office:value-type="string" calcext:value-type="string">
            <text:p>Ruvi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8369" calcext:value-type="currency">
            <text:p>68.36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3-31" calcext:value-type="date">
            <text:p>31/03/1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cía</text:p>
          </table:table-cell>
          <table:table-cell office:value-type="string" calcext:value-type="string">
            <text:p>Broto</text:p>
          </table:table-cell>
          <table:table-cell office:value-type="string" calcext:value-type="string">
            <text:p>Gor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9983" calcext:value-type="currency">
            <text:p>119.98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3-03" calcext:value-type="date">
            <text:p>03/03/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Brotóns</text:p>
          </table:table-cell>
          <table:table-cell office:value-type="string" calcext:value-type="string">
            <text:p>Echeniqu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6489" calcext:value-type="currency">
            <text:p>136.48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7-24" calcext:value-type="date">
            <text:p>24/07/1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Ángeles</text:p>
          </table:table-cell>
          <table:table-cell office:value-type="string" calcext:value-type="string">
            <text:p>Bueras</text:p>
          </table:table-cell>
          <table:table-cell office:value-type="string" calcext:value-type="string">
            <text:p>Iturrald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1483" calcext:value-type="currency">
            <text:p>41.48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2-16" calcext:value-type="date">
            <text:p>16/02/1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uesa</text:p>
          </table:table-cell>
          <table:table-cell office:value-type="string" calcext:value-type="string">
            <text:p>Zae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2361" calcext:value-type="currency">
            <text:p>12.361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06-03" calcext:value-type="date">
            <text:p>03/06/1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Bustelo</text:p>
          </table:table-cell>
          <table:table-cell office:value-type="string" calcext:value-type="string">
            <text:p>Franc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7380" calcext:value-type="currency">
            <text:p>137.38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12-20" calcext:value-type="date">
            <text:p>20/12/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Cabezas</text:p>
          </table:table-cell>
          <table:table-cell office:value-type="string" calcext:value-type="string">
            <text:p>Berastegui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7551" calcext:value-type="currency">
            <text:p>137.55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1-11" calcext:value-type="date">
            <text:p>11/11/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amiro</text:p>
          </table:table-cell>
          <table:table-cell office:value-type="string" calcext:value-type="string">
            <text:p>Cagigal</text:p>
          </table:table-cell>
          <table:table-cell office:value-type="string" calcext:value-type="string">
            <text:p>La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0428" calcext:value-type="currency">
            <text:p>110.42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9-27" calcext:value-type="date">
            <text:p>27/09/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Camarasa</text:p>
          </table:table-cell>
          <table:table-cell office:value-type="string" calcext:value-type="string">
            <text:p>Abáso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822" calcext:value-type="currency">
            <text:p>24.82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4-17" calcext:value-type="date">
            <text:p>17/04/1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Caminero</text:p>
          </table:table-cell>
          <table:table-cell office:value-type="string" calcext:value-type="string">
            <text:p>Lagarr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5912" calcext:value-type="currency">
            <text:p>15.91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0-12" calcext:value-type="date">
            <text:p>12/10/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Melg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9295" calcext:value-type="currency">
            <text:p>49.29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8-05" calcext:value-type="date">
            <text:p>05/08/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rián</text:p>
          </table:table-cell>
          <table:table-cell office:value-type="string" calcext:value-type="string">
            <text:p>Canales</text:p>
          </table:table-cell>
          <table:table-cell office:value-type="string" calcext:value-type="string">
            <text:p>Almans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2984" calcext:value-type="currency">
            <text:p>82.98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5-31" calcext:value-type="date">
            <text:p>31/05/1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obías</text:p>
          </table:table-cell>
          <table:table-cell office:value-type="string" calcext:value-type="string">
            <text:p>Caneda</text:p>
          </table:table-cell>
          <table:table-cell office:value-type="string" calcext:value-type="string">
            <text:p>Santidri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34000" calcext:value-type="currency">
            <text:p>34.00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9-08" calcext:value-type="date">
            <text:p>08/09/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ngracia</text:p>
          </table:table-cell>
          <table:table-cell office:value-type="string" calcext:value-type="string">
            <text:p>Cañizares</text:p>
          </table:table-cell>
          <table:table-cell office:value-type="string" calcext:value-type="string">
            <text:p>Zára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0423" calcext:value-type="currency">
            <text:p>30.42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10-13" calcext:value-type="date">
            <text:p>13/10/0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aparrós</text:p>
          </table:table-cell>
          <table:table-cell office:value-type="string" calcext:value-type="string">
            <text:p>Corral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6783" calcext:value-type="currency">
            <text:p>16.78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11-05" calcext:value-type="date">
            <text:p>05/11/1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Capilla</text:p>
          </table:table-cell>
          <table:table-cell office:value-type="string" calcext:value-type="string">
            <text:p>Arrib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5961" calcext:value-type="currency">
            <text:p>85.96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8-01" calcext:value-type="date">
            <text:p>01/08/1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ías</text:p>
          </table:table-cell>
          <table:table-cell office:value-type="string" calcext:value-type="string">
            <text:p>Carcelén</text:p>
          </table:table-cell>
          <table:table-cell office:value-type="string" calcext:value-type="string">
            <text:p>Bisquer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7805" calcext:value-type="currency">
            <text:p>137.80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2-24" calcext:value-type="date">
            <text:p>24/02/1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imeón</text:p>
          </table:table-cell>
          <table:table-cell office:value-type="string" calcext:value-type="string">
            <text:p>Cárdena</text:p>
          </table:table-cell>
          <table:table-cell office:value-type="string" calcext:value-type="string">
            <text:p>Basavilba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458" calcext:value-type="currency">
            <text:p>24.45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5-18" calcext:value-type="date">
            <text:p>18/05/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uéll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9444" calcext:value-type="currency">
            <text:p>89.44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6-07" calcext:value-type="date">
            <text:p>07/06/1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arnicer</text:p>
          </table:table-cell>
          <table:table-cell office:value-type="string" calcext:value-type="string">
            <text:p>Mascó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3106" calcext:value-type="currency">
            <text:p>123.10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9-17" calcext:value-type="date">
            <text:p>17/09/1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arón</text:p>
          </table:table-cell>
          <table:table-cell office:value-type="string" calcext:value-type="string">
            <text:p>Casillas</text:p>
          </table:table-cell>
          <table:table-cell office:value-type="string" calcext:value-type="string">
            <text:p>Acebe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3367" calcext:value-type="currency">
            <text:p>143.36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1-01" calcext:value-type="date">
            <text:p>01/01/0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Celada</text:p>
          </table:table-cell>
          <table:table-cell office:value-type="string" calcext:value-type="string">
            <text:p>Lagarra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4632" calcext:value-type="currency">
            <text:p>44.63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6-07" calcext:value-type="date">
            <text:p>07/06/1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Celis</text:p>
          </table:table-cell>
          <table:table-cell office:value-type="string" calcext:value-type="string">
            <text:p>Abadí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434" calcext:value-type="currency">
            <text:p>149.43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6-02" calcext:value-type="date">
            <text:p>02/06/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Ciganda</text:p>
          </table:table-cell>
          <table:table-cell office:value-type="string" calcext:value-type="string">
            <text:p>Alfaya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466" calcext:value-type="currency">
            <text:p>127.46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9-14" calcext:value-type="date">
            <text:p>14/09/1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enélope</text:p>
          </table:table-cell>
          <table:table-cell office:value-type="string" calcext:value-type="string">
            <text:p>Cobas</text:p>
          </table:table-cell>
          <table:table-cell office:value-type="string" calcext:value-type="string">
            <text:p>Semper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1041" calcext:value-type="currency">
            <text:p>41.04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12-09" calcext:value-type="date">
            <text:p>09/12/1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obos</text:p>
          </table:table-cell>
          <table:table-cell office:value-type="string" calcext:value-type="string">
            <text:p>Calder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4638" calcext:value-type="currency">
            <text:p>114.63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1-05" calcext:value-type="date">
            <text:p>05/01/1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odina</text:p>
          </table:table-cell>
          <table:table-cell office:value-type="string" calcext:value-type="string">
            <text:p>Vero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3616" calcext:value-type="currency">
            <text:p>113.61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6-27" calcext:value-type="date">
            <text:p>27/06/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Balagu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4576" calcext:value-type="currency">
            <text:p>94.57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9-28" calcext:value-type="date">
            <text:p>28/09/0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Don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4041" calcext:value-type="currency">
            <text:p>24.04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7-30" calcext:value-type="date">
            <text:p>30/07/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Condes</text:p>
          </table:table-cell>
          <table:table-cell office:value-type="string" calcext:value-type="string">
            <text:p>Mont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7011" calcext:value-type="currency">
            <text:p>37.01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7-07" calcext:value-type="date">
            <text:p>07/07/1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Cubillas</text:p>
          </table:table-cell>
          <table:table-cell office:value-type="string" calcext:value-type="string">
            <text:p>Ruimon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71630" calcext:value-type="currency">
            <text:p>71.63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11-04" calcext:value-type="date">
            <text:p>04/11/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aimiel</text:p>
          </table:table-cell>
          <table:table-cell office:value-type="string" calcext:value-type="string">
            <text:p>Narvá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0288" calcext:value-type="currency">
            <text:p>60.28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1-28" calcext:value-type="date">
            <text:p>28/01/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Dalmau</text:p>
          </table:table-cell>
          <table:table-cell office:value-type="string" calcext:value-type="string">
            <text:p>Castresa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9286" calcext:value-type="currency">
            <text:p>109.28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9-28" calcext:value-type="date">
            <text:p>28/09/1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Damborenea</text:p>
          </table:table-cell>
          <table:table-cell office:value-type="string" calcext:value-type="string">
            <text:p>Yáñ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2742" calcext:value-type="currency">
            <text:p>132.74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1-25" calcext:value-type="date">
            <text:p>25/01/0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Baqu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1033" calcext:value-type="currency">
            <text:p>101.03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2-07" calcext:value-type="date">
            <text:p>07/02/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Doblas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7357" calcext:value-type="currency">
            <text:p>37.35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20" calcext:value-type="date">
            <text:p>20/01/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lia</text:p>
          </table:table-cell>
          <table:table-cell office:value-type="string" calcext:value-type="string">
            <text:p>Donoso</text:p>
          </table:table-cell>
          <table:table-cell office:value-type="string" calcext:value-type="string">
            <text:p>Ma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8753" calcext:value-type="currency">
            <text:p>88.75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9-12" calcext:value-type="date">
            <text:p>12/09/1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ufrasio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Torreci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0056" calcext:value-type="currency">
            <text:p>60.05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2-07" calcext:value-type="date">
            <text:p>07/02/1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iginia</text:p>
          </table:table-cell>
          <table:table-cell office:value-type="string" calcext:value-type="string">
            <text:p>Echevarri</text:p>
          </table:table-cell>
          <table:table-cell office:value-type="string" calcext:value-type="string">
            <text:p>Varcárc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72754" calcext:value-type="currency">
            <text:p>72.754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4-13" calcext:value-type="date">
            <text:p>13/04/1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Echeverría</text:p>
          </table:table-cell>
          <table:table-cell office:value-type="string" calcext:value-type="string">
            <text:p>Elgorri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161" calcext:value-type="currency">
            <text:p>145.16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1-05" calcext:value-type="date">
            <text:p>05/11/0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Eguren</text:p>
          </table:table-cell>
          <table:table-cell office:value-type="string" calcext:value-type="string">
            <text:p>Las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8297" calcext:value-type="currency">
            <text:p>18.29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3-29" calcext:value-type="date">
            <text:p>29/03/1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úl</text:p>
          </table:table-cell>
          <table:table-cell office:value-type="string" calcext:value-type="string">
            <text:p>Eguren</text:p>
          </table:table-cell>
          <table:table-cell office:value-type="string" calcext:value-type="string">
            <text:p>Cisner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23724" calcext:value-type="currency">
            <text:p>123.72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10-26" calcext:value-type="date">
            <text:p>26/10/0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Úrsula</text:p>
          </table:table-cell>
          <table:table-cell office:value-type="string" calcext:value-type="string">
            <text:p>Elgorriaga</text:p>
          </table:table-cell>
          <table:table-cell office:value-type="string" calcext:value-type="string">
            <text:p>Urar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7683" calcext:value-type="currency">
            <text:p>37.68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07-31" calcext:value-type="date">
            <text:p>31/07/0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Elgorriaga</text:p>
          </table:table-cell>
          <table:table-cell office:value-type="string" calcext:value-type="string">
            <text:p>Puig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3474" calcext:value-type="currency">
            <text:p>53.47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12-05" calcext:value-type="date">
            <text:p>05/12/0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Elorza</text:p>
          </table:table-cell>
          <table:table-cell office:value-type="string" calcext:value-type="string">
            <text:p>Burrel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0221" calcext:value-type="currency">
            <text:p>40.22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18" calcext:value-type="date">
            <text:p>18/08/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xto</text:p>
          </table:table-cell>
          <table:table-cell office:value-type="string" calcext:value-type="string">
            <text:p>Encina</text:p>
          </table:table-cell>
          <table:table-cell office:value-type="string" calcext:value-type="string">
            <text:p>Elduaye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8389" calcext:value-type="currency">
            <text:p>58.38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8-06" calcext:value-type="date">
            <text:p>06/08/1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Ballest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55628" calcext:value-type="currency">
            <text:p>55.62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8-05" calcext:value-type="date">
            <text:p>05/08/1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Estébanez</text:p>
          </table:table-cell>
          <table:table-cell office:value-type="string" calcext:value-type="string">
            <text:p>Viad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7630" calcext:value-type="currency">
            <text:p>107.63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7-02" calcext:value-type="date">
            <text:p>02/07/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enceslao</text:p>
          </table:table-cell>
          <table:table-cell office:value-type="string" calcext:value-type="string">
            <text:p>Estella</text:p>
          </table:table-cell>
          <table:table-cell office:value-type="string" calcext:value-type="string">
            <text:p>Borbo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7451" calcext:value-type="currency">
            <text:p>27.45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20" calcext:value-type="date">
            <text:p>20/01/1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Expósito</text:p>
          </table:table-cell>
          <table:table-cell office:value-type="string" calcext:value-type="string">
            <text:p>Mantecó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9639" calcext:value-type="currency">
            <text:p>139.63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10-31" calcext:value-type="date">
            <text:p>31/10/1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rciso</text:p>
          </table:table-cell>
          <table:table-cell office:value-type="string" calcext:value-type="string">
            <text:p>Fabra</text:p>
          </table:table-cell>
          <table:table-cell office:value-type="string" calcext:value-type="string">
            <text:p>Alcara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5096" calcext:value-type="currency">
            <text:p>135.09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05" calcext:value-type="date">
            <text:p>05/04/1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aciela</text:p>
          </table:table-cell>
          <table:table-cell office:value-type="string" calcext:value-type="string">
            <text:p>Fantone</text:p>
          </table:table-cell>
          <table:table-cell office:value-type="string" calcext:value-type="string">
            <text:p>Carmo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079" calcext:value-type="currency">
            <text:p>149.07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1-28" calcext:value-type="date">
            <text:p>28/01/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iano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Ola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8059" calcext:value-type="currency">
            <text:p>88.05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7-27" calcext:value-type="date">
            <text:p>27/07/1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Ferragut</text:p>
          </table:table-cell>
          <table:table-cell office:value-type="string" calcext:value-type="string">
            <text:p>Cañell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3722" calcext:value-type="currency">
            <text:p>83.72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1-21" calcext:value-type="date">
            <text:p>21/11/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ulcinea</text:p>
          </table:table-cell>
          <table:table-cell office:value-type="string" calcext:value-type="string">
            <text:p>Ferragut</text:p>
          </table:table-cell>
          <table:table-cell office:value-type="string" calcext:value-type="string">
            <text:p>Coro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4813" calcext:value-type="currency">
            <text:p>84.81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5-10" calcext:value-type="date">
            <text:p>10/05/1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acinto</text:p>
          </table:table-cell>
          <table:table-cell office:value-type="string" calcext:value-type="string">
            <text:p>Ferré</text:p>
          </table:table-cell>
          <table:table-cell office:value-type="string" calcext:value-type="string">
            <text:p>Ro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8495" calcext:value-type="currency">
            <text:p>88.49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7-16" calcext:value-type="date">
            <text:p>16/07/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Ferreiro</text:p>
          </table:table-cell>
          <table:table-cell office:value-type="string" calcext:value-type="string">
            <text:p>Azpeiti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2668" calcext:value-type="currency">
            <text:p>42.66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4-16" calcext:value-type="date">
            <text:p>16/04/1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ctoriano</text:p>
          </table:table-cell>
          <table:table-cell office:value-type="string" calcext:value-type="string">
            <text:p>Ferrón</text:p>
          </table:table-cell>
          <table:table-cell office:value-type="string" calcext:value-type="string">
            <text:p>Gaviri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5914" calcext:value-type="currency">
            <text:p>35.91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11-06" calcext:value-type="date">
            <text:p>06/11/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irso</text:p>
          </table:table-cell>
          <table:table-cell office:value-type="string" calcext:value-type="string">
            <text:p>Ferrón</text:p>
          </table:table-cell>
          <table:table-cell office:value-type="string" calcext:value-type="string">
            <text:p>Sardá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4664" calcext:value-type="currency">
            <text:p>114.66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09" calcext:value-type="date">
            <text:p>09/04/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Gallo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4999" calcext:value-type="currency">
            <text:p>54.99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3-09" calcext:value-type="date">
            <text:p>09/03/1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ominaya</text:p>
          </table:table-cell>
          <table:table-cell office:value-type="string" calcext:value-type="string">
            <text:p>Amest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13" calcext:value-type="currency">
            <text:p>14.513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2-07-13" calcext:value-type="date">
            <text:p>13/07/1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ornos</text:p>
          </table:table-cell>
          <table:table-cell office:value-type="string" calcext:value-type="string">
            <text:p>Hue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3599" calcext:value-type="currency">
            <text:p>63.59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12-26" calcext:value-type="date">
            <text:p>26/12/1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Frutos</text:p>
          </table:table-cell>
          <table:table-cell office:value-type="string" calcext:value-type="string">
            <text:p>Novo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2621" calcext:value-type="currency">
            <text:p>62.62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10-10" calcext:value-type="date">
            <text:p>10/10/1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amarra</text:p>
          </table:table-cell>
          <table:table-cell office:value-type="string" calcext:value-type="string">
            <text:p>Elduaye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28105" calcext:value-type="currency">
            <text:p>128.10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4-14" calcext:value-type="date">
            <text:p>14/04/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éctor</text:p>
          </table:table-cell>
          <table:table-cell office:value-type="string" calcext:value-type="string">
            <text:p>Garo</text:p>
          </table:table-cell>
          <table:table-cell office:value-type="string" calcext:value-type="string">
            <text:p>Lain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6761" calcext:value-type="currency">
            <text:p>116.76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9-04" calcext:value-type="date">
            <text:p>04/09/1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Garoña</text:p>
          </table:table-cell>
          <table:table-cell office:value-type="string" calcext:value-type="string">
            <text:p>Pon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6222" calcext:value-type="currency">
            <text:p>26.22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28" calcext:value-type="date">
            <text:p>28/01/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Maeztu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7607" calcext:value-type="currency">
            <text:p>37.60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1-03" calcext:value-type="date">
            <text:p>03/01/1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Velázq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4002" calcext:value-type="currency">
            <text:p>24.00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0-13" calcext:value-type="date">
            <text:p>13/10/0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fré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rrib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7739" calcext:value-type="currency">
            <text:p>107.73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1-31" calcext:value-type="date">
            <text:p>31/01/1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Goitisolo</text:p>
          </table:table-cell>
          <table:table-cell office:value-type="string" calcext:value-type="string">
            <text:p>Paví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1815" calcext:value-type="currency">
            <text:p>131.81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2-16" calcext:value-type="date">
            <text:p>16/02/1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Gorostazu</text:p>
          </table:table-cell>
          <table:table-cell office:value-type="string" calcext:value-type="string">
            <text:p>Marci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4993" calcext:value-type="currency">
            <text:p>104.99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2-10" calcext:value-type="date">
            <text:p>10/02/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adeo</text:p>
          </table:table-cell>
          <table:table-cell office:value-type="string" calcext:value-type="string">
            <text:p>Goyanes</text:p>
          </table:table-cell>
          <table:table-cell office:value-type="string" calcext:value-type="string">
            <text:p>Trist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6015" calcext:value-type="currency">
            <text:p>66.01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3-25" calcext:value-type="date">
            <text:p>25/03/1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Beneit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4383" calcext:value-type="currency">
            <text:p>74.38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8-05" calcext:value-type="date">
            <text:p>05/08/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Grijalvo</text:p>
          </table:table-cell>
          <table:table-cell office:value-type="string" calcext:value-type="string">
            <text:p>Pined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0349" calcext:value-type="currency">
            <text:p>90.34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8-20" calcext:value-type="date">
            <text:p>20/08/1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Blázq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1686" calcext:value-type="currency">
            <text:p>101.68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4-11" calcext:value-type="date">
            <text:p>11/04/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Lambar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1301" calcext:value-type="currency">
            <text:p>71.30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Herráinz</text:p>
          </table:table-cell>
          <table:table-cell office:value-type="string" calcext:value-type="string">
            <text:p>Rocaful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2956" calcext:value-type="currency">
            <text:p>22.956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4-26" calcext:value-type="date">
            <text:p>26/04/1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Huarte</text:p>
          </table:table-cell>
          <table:table-cell office:value-type="string" calcext:value-type="string">
            <text:p>Morent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6968" calcext:value-type="currency">
            <text:p>46.96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0-19" calcext:value-type="date">
            <text:p>19/10/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Ibarreche</text:p>
          </table:table-cell>
          <table:table-cell office:value-type="string" calcext:value-type="string">
            <text:p>Orbai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1448" calcext:value-type="currency">
            <text:p>111.44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11-05" calcext:value-type="date">
            <text:p>05/11/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barreche</text:p>
          </table:table-cell>
          <table:table-cell office:value-type="string" calcext:value-type="string">
            <text:p>Rom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0194" calcext:value-type="currency">
            <text:p>110.19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14" calcext:value-type="date">
            <text:p>14/11/1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onorio</text:p>
          </table:table-cell>
          <table:table-cell office:value-type="string" calcext:value-type="string">
            <text:p>Illera</text:p>
          </table:table-cell>
          <table:table-cell office:value-type="string" calcext:value-type="string">
            <text:p>Ballin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0082" calcext:value-type="currency">
            <text:p>40.08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9-21" calcext:value-type="date">
            <text:p>21/09/0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sadora</text:p>
          </table:table-cell>
          <table:table-cell office:value-type="string" calcext:value-type="string">
            <text:p>Iriarte</text:p>
          </table:table-cell>
          <table:table-cell office:value-type="string" calcext:value-type="string">
            <text:p>Pér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9537" calcext:value-type="currency">
            <text:p>29.53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6-30" calcext:value-type="date">
            <text:p>30/06/1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Irizar</text:p>
          </table:table-cell>
          <table:table-cell office:value-type="string" calcext:value-type="string">
            <text:p>Ve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4619" calcext:value-type="currency">
            <text:p>144.61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7-05" calcext:value-type="date">
            <text:p>05/07/1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ernabé</text:p>
          </table:table-cell>
          <table:table-cell office:value-type="string" calcext:value-type="string">
            <text:p>Irureta</text:p>
          </table:table-cell>
          <table:table-cell office:value-type="string" calcext:value-type="string">
            <text:p>Arroy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7094" calcext:value-type="currency">
            <text:p>47.09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3-25" calcext:value-type="date">
            <text:p>25/03/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Azorí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9450" calcext:value-type="currency">
            <text:p>109.45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26" calcext:value-type="date">
            <text:p>26/12/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Diég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1775" calcext:value-type="currency">
            <text:p>91.77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1-08" calcext:value-type="date">
            <text:p>08/01/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idad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Ron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9891" calcext:value-type="currency">
            <text:p>139.89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0-24" calcext:value-type="date">
            <text:p>24/10/1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stell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8390" calcext:value-type="currency">
            <text:p>98.39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04-24" calcext:value-type="date">
            <text:p>24/04/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manol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amp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978" calcext:value-type="currency">
            <text:p>24.97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3-04" calcext:value-type="date">
            <text:p>04/03/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Landaluce</text:p>
          </table:table-cell>
          <table:table-cell office:value-type="string" calcext:value-type="string">
            <text:p>Requej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82293" calcext:value-type="currency">
            <text:p>82.29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4-25" calcext:value-type="date">
            <text:p>25/04/1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rígid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ey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73788" calcext:value-type="currency">
            <text:p>73.78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7-19" calcext:value-type="date">
            <text:p>19/07/0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Lasa</text:p>
          </table:table-cell>
          <table:table-cell office:value-type="string" calcext:value-type="string">
            <text:p>Arga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2681" calcext:value-type="currency">
            <text:p>112.68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7-27" calcext:value-type="date">
            <text:p>27/07/1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medios</text:p>
          </table:table-cell>
          <table:table-cell office:value-type="string" calcext:value-type="string">
            <text:p>Laso</text:p>
          </table:table-cell>
          <table:table-cell office:value-type="string" calcext:value-type="string">
            <text:p>Leiv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5039" calcext:value-type="currency">
            <text:p>75.03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8-06" calcext:value-type="date">
            <text:p>06/08/0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Lavilla</text:p>
          </table:table-cell>
          <table:table-cell office:value-type="string" calcext:value-type="string">
            <text:p>Repi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4729" calcext:value-type="currency">
            <text:p>54.72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7-28" calcext:value-type="date">
            <text:p>28/07/0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Legarza</text:p>
          </table:table-cell>
          <table:table-cell office:value-type="string" calcext:value-type="string">
            <text:p>Menes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17263" calcext:value-type="currency">
            <text:p>117.26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4-30" calcext:value-type="date">
            <text:p>30/04/0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ía</text:p>
          </table:table-cell>
          <table:table-cell office:value-type="string" calcext:value-type="string">
            <text:p>Legorreta</text:p>
          </table:table-cell>
          <table:table-cell office:value-type="string" calcext:value-type="string">
            <text:p>Cob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6862" calcext:value-type="currency">
            <text:p>26.86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0-26" calcext:value-type="date">
            <text:p>26/10/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frasia</text:p>
          </table:table-cell>
          <table:table-cell office:value-type="string" calcext:value-type="string">
            <text:p>Lerchundi</text:p>
          </table:table-cell>
          <table:table-cell office:value-type="string" calcext:value-type="string">
            <text:p>Tosca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7032" calcext:value-type="currency">
            <text:p>127.03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2-12" calcext:value-type="date">
            <text:p>12/02/1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Lezama</text:p>
          </table:table-cell>
          <table:table-cell office:value-type="string" calcext:value-type="string">
            <text:p>Bal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4458" calcext:value-type="currency">
            <text:p>94.45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1-07" calcext:value-type="date">
            <text:p>07/11/0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ónica</text:p>
          </table:table-cell>
          <table:table-cell office:value-type="string" calcext:value-type="string">
            <text:p>Lombau</text:p>
          </table:table-cell>
          <table:table-cell office:value-type="string" calcext:value-type="string">
            <text:p>Rend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9121" calcext:value-type="currency">
            <text:p>109.12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0-30" calcext:value-type="date">
            <text:p>30/10/0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Losada</text:p>
          </table:table-cell>
          <table:table-cell office:value-type="string" calcext:value-type="string">
            <text:p>Salda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4890" calcext:value-type="currency">
            <text:p>94.89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6-14" calcext:value-type="date">
            <text:p>14/06/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ulalio</text:p>
          </table:table-cell>
          <table:table-cell office:value-type="string" calcext:value-type="string">
            <text:p>Lucendo</text:p>
          </table:table-cell>
          <table:table-cell office:value-type="string" calcext:value-type="string">
            <text:p>Quindó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9435" calcext:value-type="currency">
            <text:p>109.43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9-21" calcext:value-type="date">
            <text:p>21/09/1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Mansilla</text:p>
          </table:table-cell>
          <table:table-cell office:value-type="string" calcext:value-type="string">
            <text:p>Maté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2305" calcext:value-type="currency">
            <text:p>52.30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6-07" calcext:value-type="date">
            <text:p>07/06/1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ilaria</text:p>
          </table:table-cell>
          <table:table-cell office:value-type="string" calcext:value-type="string">
            <text:p>Manzanal</text:p>
          </table:table-cell>
          <table:table-cell office:value-type="string" calcext:value-type="string">
            <text:p>Cárde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8800" calcext:value-type="currency">
            <text:p>68.80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8-04" calcext:value-type="date">
            <text:p>04/08/1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crecia</text:p>
          </table:table-cell>
          <table:table-cell office:value-type="string" calcext:value-type="string">
            <text:p>Marciaga</text:p>
          </table:table-cell>
          <table:table-cell office:value-type="string" calcext:value-type="string">
            <text:p>Abai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7422" calcext:value-type="currency">
            <text:p>47.42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4-28" calcext:value-type="date">
            <text:p>28/04/1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Martorel</text:p>
          </table:table-cell>
          <table:table-cell office:value-type="string" calcext:value-type="string">
            <text:p>Mart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8694" calcext:value-type="currency">
            <text:p>48.69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7-09" calcext:value-type="date">
            <text:p>09/07/1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ncarnación</text:p>
          </table:table-cell>
          <table:table-cell office:value-type="string" calcext:value-type="string">
            <text:p>Masferrer</text:p>
          </table:table-cell>
          <table:table-cell office:value-type="string" calcext:value-type="string">
            <text:p>Tama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2827" calcext:value-type="currency">
            <text:p>122.82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6-20" calcext:value-type="date">
            <text:p>20/06/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Zori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3338" calcext:value-type="currency">
            <text:p>83.33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07-03" calcext:value-type="date">
            <text:p>03/07/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Aguay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9330" calcext:value-type="currency">
            <text:p>99.33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8-14" calcext:value-type="date">
            <text:p>14/08/1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Trinidad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7609" calcext:value-type="currency">
            <text:p>57.609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5-21" calcext:value-type="date">
            <text:p>21/05/1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Miláns</text:p>
          </table:table-cell>
          <table:table-cell office:value-type="string" calcext:value-type="string">
            <text:p>Calvi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4463" calcext:value-type="currency">
            <text:p>134.46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1" calcext:value-type="date">
            <text:p>21/01/1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Millán</text:p>
          </table:table-cell>
          <table:table-cell office:value-type="string" calcext:value-type="string">
            <text:p>Molle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5455" calcext:value-type="currency">
            <text:p>45.45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12-05" calcext:value-type="date">
            <text:p>05/12/1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Mitjavilla</text:p>
          </table:table-cell>
          <table:table-cell office:value-type="string" calcext:value-type="string">
            <text:p>Ambó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4043" calcext:value-type="currency">
            <text:p>114.04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5-12" calcext:value-type="date">
            <text:p>12/05/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Mondragón</text:p>
          </table:table-cell>
          <table:table-cell office:value-type="string" calcext:value-type="string">
            <text:p>Ovall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7911" calcext:value-type="currency">
            <text:p>137.91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0-17" calcext:value-type="date">
            <text:p>17/10/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latea</text:p>
          </table:table-cell>
          <table:table-cell office:value-type="string" calcext:value-type="string">
            <text:p>Montiel</text:p>
          </table:table-cell>
          <table:table-cell office:value-type="string" calcext:value-type="string">
            <text:p>Echever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9318" calcext:value-type="currency">
            <text:p>109.31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1-01" calcext:value-type="date">
            <text:p>01/11/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Montoro</text:p>
          </table:table-cell>
          <table:table-cell office:value-type="string" calcext:value-type="string">
            <text:p>Cach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5813" calcext:value-type="currency">
            <text:p>105.81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1-30" calcext:value-type="date">
            <text:p>30/01/0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Moreira</text:p>
          </table:table-cell>
          <table:table-cell office:value-type="string" calcext:value-type="string">
            <text:p>Com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1333" calcext:value-type="currency">
            <text:p>101.33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3-07" calcext:value-type="date">
            <text:p>07/03/1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Múgica</text:p>
          </table:table-cell>
          <table:table-cell office:value-type="string" calcext:value-type="string">
            <text:p>Riomayo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7227" calcext:value-type="currency">
            <text:p>37.22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1-07" calcext:value-type="date">
            <text:p>07/11/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Murúa</text:p>
          </table:table-cell>
          <table:table-cell office:value-type="string" calcext:value-type="string">
            <text:p>Diég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5910" calcext:value-type="currency">
            <text:p>65.91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4-27" calcext:value-type="date">
            <text:p>27/04/0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Pelá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5194" calcext:value-type="currency">
            <text:p>25.19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8-09" calcext:value-type="date">
            <text:p>09/08/1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ridad</text:p>
          </table:table-cell>
          <table:table-cell office:value-type="string" calcext:value-type="string">
            <text:p>Narbona</text:p>
          </table:table-cell>
          <table:table-cell office:value-type="string" calcext:value-type="string">
            <text:p>Lizárra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2865" calcext:value-type="currency">
            <text:p>42.86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12-23" calcext:value-type="date">
            <text:p>23/12/1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avarrete</text:p>
          </table:table-cell>
          <table:table-cell office:value-type="string" calcext:value-type="string">
            <text:p>Usao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1670" calcext:value-type="currency">
            <text:p>81.67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6-10" calcext:value-type="date">
            <text:p>10/06/1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elestina</text:p>
          </table:table-cell>
          <table:table-cell office:value-type="string" calcext:value-type="string">
            <text:p>Navas</text:p>
          </table:table-cell>
          <table:table-cell office:value-type="string" calcext:value-type="string">
            <text:p>Aren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7724" calcext:value-type="currency">
            <text:p>137.72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03" calcext:value-type="date">
            <text:p>03/03/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oceda</text:p>
          </table:table-cell>
          <table:table-cell office:value-type="string" calcext:value-type="string">
            <text:p>Tiz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6474" calcext:value-type="currency">
            <text:p>36.47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9-12" calcext:value-type="date">
            <text:p>12/09/1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cinto</text:p>
          </table:table-cell>
          <table:table-cell office:value-type="string" calcext:value-type="string">
            <text:p>Noceda</text:p>
          </table:table-cell>
          <table:table-cell office:value-type="string" calcext:value-type="string">
            <text:p>Colome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2490" calcext:value-type="currency">
            <text:p>42.49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6-23" calcext:value-type="date">
            <text:p>23/06/1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oriega</text:p>
          </table:table-cell>
          <table:table-cell office:value-type="string" calcext:value-type="string">
            <text:p>Mont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6703" calcext:value-type="currency">
            <text:p>46.70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5-03" calcext:value-type="date">
            <text:p>03/05/1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Calv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3628" calcext:value-type="currency">
            <text:p>103.62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5-03" calcext:value-type="date">
            <text:p>03/05/1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Argü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2226" calcext:value-type="currency">
            <text:p>92.22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4-16" calcext:value-type="date">
            <text:p>16/04/1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Amax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214" calcext:value-type="currency">
            <text:p>140.21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11-28" calcext:value-type="date">
            <text:p>28/11/1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Orbaiz</text:p>
          </table:table-cell>
          <table:table-cell office:value-type="string" calcext:value-type="string">
            <text:p>Carril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5151" calcext:value-type="currency">
            <text:p>55.15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2-12" calcext:value-type="date">
            <text:p>12/02/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Ordóñez</text:p>
          </table:table-cell>
          <table:table-cell office:value-type="string" calcext:value-type="string">
            <text:p>Mat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2488" calcext:value-type="currency">
            <text:p>62.48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4-04" calcext:value-type="date">
            <text:p>04/04/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Ormaechea</text:p>
          </table:table-cell>
          <table:table-cell office:value-type="string" calcext:value-type="string">
            <text:p>Guisaso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7575" calcext:value-type="currency">
            <text:p>97.575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9-29" calcext:value-type="date">
            <text:p>29/09/1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Sauced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83536" calcext:value-type="currency">
            <text:p>83.53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12" calcext:value-type="date">
            <text:p>12/12/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Calabuig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645" calcext:value-type="currency">
            <text:p>13.645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11-06" calcext:value-type="date">
            <text:p>06/11/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Baro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4131" calcext:value-type="currency">
            <text:p>124.13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5-16" calcext:value-type="date">
            <text:p>16/05/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Paes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6618" calcext:value-type="currency">
            <text:p>16.618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12-09" calcext:value-type="date">
            <text:p>09/12/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Perea</text:p>
          </table:table-cell>
          <table:table-cell office:value-type="string" calcext:value-type="string">
            <text:p>Salanov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7678" calcext:value-type="currency">
            <text:p>77.67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10-10" calcext:value-type="date">
            <text:p>10/10/1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Perelló</text:p>
          </table:table-cell>
          <table:table-cell office:value-type="string" calcext:value-type="string">
            <text:p>Permuy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9253" calcext:value-type="currency">
            <text:p>19.25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9-19" calcext:value-type="date">
            <text:p>19/09/1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dmundo</text:p>
          </table:table-cell>
          <table:table-cell office:value-type="string" calcext:value-type="string">
            <text:p>Permuy</text:p>
          </table:table-cell>
          <table:table-cell office:value-type="string" calcext:value-type="string">
            <text:p>Gonzálv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5814" calcext:value-type="currency">
            <text:p>35.814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0-08-02" calcext:value-type="date">
            <text:p>02/08/1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asili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Viei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4147" calcext:value-type="currency">
            <text:p>44.14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6-14" calcext:value-type="date">
            <text:p>14/06/1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simir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Manzan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3641" calcext:value-type="currency">
            <text:p>63.641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8-18" calcext:value-type="date">
            <text:p>18/08/1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e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2407" calcext:value-type="currency">
            <text:p>52.40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8-12-23" calcext:value-type="date">
            <text:p>23/12/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nifacio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Abáso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8802" calcext:value-type="currency">
            <text:p>48.802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09-09-04" calcext:value-type="date">
            <text:p>04/09/0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éstor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Vilch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1712" calcext:value-type="currency">
            <text:p>91.71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1-26" calcext:value-type="date">
            <text:p>26/11/1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Pulgar</text:p>
          </table:table-cell>
          <table:table-cell office:value-type="string" calcext:value-type="string">
            <text:p>Ala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4248" calcext:value-type="currency">
            <text:p>94.24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6-06" calcext:value-type="date">
            <text:p>06/06/1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fraín</text:p>
          </table:table-cell>
          <table:table-cell office:value-type="string" calcext:value-type="string">
            <text:p>Quijada</text:p>
          </table:table-cell>
          <table:table-cell office:value-type="string" calcext:value-type="string">
            <text:p>Nist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4228" calcext:value-type="currency">
            <text:p>144.22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2-14" calcext:value-type="date">
            <text:p>14/02/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Quiles</text:p>
          </table:table-cell>
          <table:table-cell office:value-type="string" calcext:value-type="string">
            <text:p>Aljam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82563" calcext:value-type="currency">
            <text:p>82.56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9-05-05" calcext:value-type="date">
            <text:p>05/05/0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Quindós</text:p>
          </table:table-cell>
          <table:table-cell office:value-type="string" calcext:value-type="string">
            <text:p>Mor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8147" calcext:value-type="currency">
            <text:p>28.14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3-30" calcext:value-type="date">
            <text:p>30/03/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Úrsula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Santibáñ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4043" calcext:value-type="currency">
            <text:p>94.04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11-10" calcext:value-type="date">
            <text:p>10/11/1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Écij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1997" calcext:value-type="currency">
            <text:p>31.99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3-14" calcext:value-type="date">
            <text:p>14/03/1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mallo</text:p>
          </table:table-cell>
          <table:table-cell office:value-type="string" calcext:value-type="string">
            <text:p>Garri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4326" calcext:value-type="currency">
            <text:p>134.32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8-07" calcext:value-type="date">
            <text:p>07/08/1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edolat</text:p>
          </table:table-cell>
          <table:table-cell office:value-type="string" calcext:value-type="string">
            <text:p>Torrecil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6883" calcext:value-type="currency">
            <text:p>106.88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7-11" calcext:value-type="date">
            <text:p>11/07/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inia</text:p>
          </table:table-cell>
          <table:table-cell office:value-type="string" calcext:value-type="string">
            <text:p>Reliegos</text:p>
          </table:table-cell>
          <table:table-cell office:value-type="string" calcext:value-type="string">
            <text:p>Góngo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6492" calcext:value-type="currency">
            <text:p>96.49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1-14" calcext:value-type="date">
            <text:p>14/11/1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ón</text:p>
          </table:table-cell>
          <table:table-cell office:value-type="string" calcext:value-type="string">
            <text:p>Rexach</text:p>
          </table:table-cell>
          <table:table-cell office:value-type="string" calcext:value-type="string">
            <text:p>Sarmient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546" calcext:value-type="currency">
            <text:p>140.54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7-01" calcext:value-type="date">
            <text:p>01/07/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Amax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3469" calcext:value-type="currency">
            <text:p>23.469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8-08" calcext:value-type="date">
            <text:p>08/08/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ibelles</text:p>
          </table:table-cell>
          <table:table-cell office:value-type="string" calcext:value-type="string">
            <text:p>Mato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8747" calcext:value-type="currency">
            <text:p>58.74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3-18" calcext:value-type="date">
            <text:p>18/03/1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Ricondo</text:p>
          </table:table-cell>
          <table:table-cell office:value-type="string" calcext:value-type="string">
            <text:p>Aniev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8202" calcext:value-type="currency">
            <text:p>58.20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8-29" calcext:value-type="date">
            <text:p>29/08/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Riera</text:p>
          </table:table-cell>
          <table:table-cell office:value-type="string" calcext:value-type="string">
            <text:p>Ricar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1311" calcext:value-type="currency">
            <text:p>141.31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1-20" calcext:value-type="date">
            <text:p>20/01/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Riesgo</text:p>
          </table:table-cell>
          <table:table-cell office:value-type="string" calcext:value-type="string">
            <text:p>Berrue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7981" calcext:value-type="currency">
            <text:p>127.98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4-28" calcext:value-type="date">
            <text:p>28/04/1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Urdane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7556" calcext:value-type="currency">
            <text:p>137.55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06-02" calcext:value-type="date">
            <text:p>02/06/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imón</text:p>
          </table:table-cell>
          <table:table-cell office:value-type="string" calcext:value-type="string">
            <text:p>Rodero</text:p>
          </table:table-cell>
          <table:table-cell office:value-type="string" calcext:value-type="string">
            <text:p>Pon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0323" calcext:value-type="currency">
            <text:p>100.32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2-01-24" calcext:value-type="date">
            <text:p>24/01/1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aball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8124" calcext:value-type="currency">
            <text:p>138.12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12-03" calcext:value-type="date">
            <text:p>03/12/0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Rupérez</text:p>
          </table:table-cell>
          <table:table-cell office:value-type="string" calcext:value-type="string">
            <text:p>Borg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0655" calcext:value-type="currency">
            <text:p>130.65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30" calcext:value-type="date">
            <text:p>30/03/0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áenz</text:p>
          </table:table-cell>
          <table:table-cell office:value-type="string" calcext:value-type="string">
            <text:p>Ser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2505" calcext:value-type="currency">
            <text:p>132.50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12" calcext:value-type="date">
            <text:p>12/03/0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Salguero</text:p>
          </table:table-cell>
          <table:table-cell office:value-type="string" calcext:value-type="string">
            <text:p>Barr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7917" calcext:value-type="currency">
            <text:p>87.91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1-25" calcext:value-type="date">
            <text:p>25/01/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Santisteban</text:p>
          </table:table-cell>
          <table:table-cell office:value-type="string" calcext:value-type="string">
            <text:p>Ugart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5786" calcext:value-type="currency">
            <text:p>115.786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1-05-15" calcext:value-type="date">
            <text:p>15/05/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eceñ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9387" calcext:value-type="currency">
            <text:p>49.38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8-17" calcext:value-type="date">
            <text:p>17/08/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Betenco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873" calcext:value-type="currency">
            <text:p>14.873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04-13" calcext:value-type="date">
            <text:p>13/04/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Labor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44721" calcext:value-type="currency">
            <text:p>44.72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6-08" calcext:value-type="date">
            <text:p>08/06/1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Rollá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7203" calcext:value-type="currency">
            <text:p>47.203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1-02-14" calcext:value-type="date">
            <text:p>14/02/1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Jaló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277" calcext:value-type="currency">
            <text:p>127.27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2-06" calcext:value-type="date">
            <text:p>06/02/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oldevila</text:p>
          </table:table-cell>
          <table:table-cell office:value-type="string" calcext:value-type="string">
            <text:p>Fuen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1529" calcext:value-type="currency">
            <text:p>121.529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1-01" calcext:value-type="date">
            <text:p>01/01/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Graci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5690" calcext:value-type="currency">
            <text:p>15.690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3-05-13" calcext:value-type="date">
            <text:p>13/05/1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Arenaz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3552" calcext:value-type="currency">
            <text:p>103.552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0-06-29" calcext:value-type="date">
            <text:p>29/06/1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Subirats</text:p>
          </table:table-cell>
          <table:table-cell office:value-type="string" calcext:value-type="string">
            <text:p>Rav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0247" calcext:value-type="currency">
            <text:p>120.24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6-08" calcext:value-type="date">
            <text:p>08/06/1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Suinaga</text:p>
          </table:table-cell>
          <table:table-cell office:value-type="string" calcext:value-type="string">
            <text:p>Alday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8092" calcext:value-type="currency">
            <text:p>138.09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7-26" calcext:value-type="date">
            <text:p>26/07/1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Tamayo</text:p>
          </table:table-cell>
          <table:table-cell office:value-type="string" calcext:value-type="string">
            <text:p>Uriar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100" calcext:value-type="currency">
            <text:p>13.100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08-07-27" calcext:value-type="date">
            <text:p>27/07/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Tavares</text:p>
          </table:table-cell>
          <table:table-cell office:value-type="string" calcext:value-type="string">
            <text:p>Inchausti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4658" calcext:value-type="currency">
            <text:p>104.658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7-15" calcext:value-type="date">
            <text:p>15/07/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Taverner</text:p>
          </table:table-cell>
          <table:table-cell office:value-type="string" calcext:value-type="string">
            <text:p>Camin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8207" calcext:value-type="currency">
            <text:p>18.207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3-08" calcext:value-type="date">
            <text:p>08/03/1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Tejerina</text:p>
          </table:table-cell>
          <table:table-cell office:value-type="string" calcext:value-type="string">
            <text:p>Mingue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2990" calcext:value-type="currency">
            <text:p>92.990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17" calcext:value-type="date">
            <text:p>17/12/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ilvestre</text:p>
          </table:table-cell>
          <table:table-cell office:value-type="string" calcext:value-type="string">
            <text:p>Terán</text:p>
          </table:table-cell>
          <table:table-cell office:value-type="string" calcext:value-type="string">
            <text:p>Mie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92253" calcext:value-type="currency">
            <text:p>92.25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1-02-10" calcext:value-type="date">
            <text:p>10/02/1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Fajar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9447" calcext:value-type="currency">
            <text:p>139.44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3-25" calcext:value-type="date">
            <text:p>25/03/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Míng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9033" calcext:value-type="currency">
            <text:p>119.03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8-23" calcext:value-type="date">
            <text:p>23/08/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relio</text:p>
          </table:table-cell>
          <table:table-cell office:value-type="string" calcext:value-type="string">
            <text:p>Tornero</text:p>
          </table:table-cell>
          <table:table-cell office:value-type="string" calcext:value-type="string">
            <text:p>Lizárr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7271" calcext:value-type="currency">
            <text:p>147.271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3-06-13" calcext:value-type="date">
            <text:p>13/06/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Cela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332" calcext:value-type="currency">
            <text:p>145.332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9-05-11" calcext:value-type="date">
            <text:p>11/05/0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elénd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9491" calcext:value-type="currency">
            <text:p>39.491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4-07-17" calcext:value-type="date">
            <text:p>17/07/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Trevijano</text:p>
          </table:table-cell>
          <table:table-cell office:value-type="string" calcext:value-type="string">
            <text:p>Bon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174" calcext:value-type="currency">
            <text:p>140.174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4-06-28" calcext:value-type="date">
            <text:p>28/06/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Tula</text:p>
          </table:table-cell>
          <table:table-cell office:value-type="string" calcext:value-type="string">
            <text:p>Clo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0833" calcext:value-type="currency">
            <text:p>110.833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08-07-11" calcext:value-type="date">
            <text:p>11/07/0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Ubarri</text:p>
          </table:table-cell>
          <table:table-cell office:value-type="string" calcext:value-type="string">
            <text:p>Berla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3185" calcext:value-type="currency">
            <text:p>133.185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7-13" calcext:value-type="date">
            <text:p>13/07/1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arte</text:p>
          </table:table-cell>
          <table:table-cell office:value-type="string" calcext:value-type="string">
            <text:p>Herná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6658" calcext:value-type="currency">
            <text:p>136.65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06-28" calcext:value-type="date">
            <text:p>28/06/1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Urdangarín</text:p>
          </table:table-cell>
          <table:table-cell office:value-type="string" calcext:value-type="string">
            <text:p>Agu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3517" calcext:value-type="currency">
            <text:p>133.517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2-07-20" calcext:value-type="date">
            <text:p>20/07/1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Urdiales</text:p>
          </table:table-cell>
          <table:table-cell office:value-type="string" calcext:value-type="string">
            <text:p>Manzan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049" calcext:value-type="currency">
            <text:p>12.049,00 €</text:p>
          </table:table-cell>
          <table:table-cell table:style-name="ce6" office:value-type="string" calcext:value-type="string">
            <text:p>A</text:p>
          </table:table-cell>
          <table:table-cell table:style-name="ce7" office:value-type="date" office:date-value="2010-02-19" calcext:value-type="date">
            <text:p>19/02/1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aimundo</text:p>
          </table:table-cell>
          <table:table-cell office:value-type="string" calcext:value-type="string">
            <text:p>Valpuesta</text:p>
          </table:table-cell>
          <table:table-cell office:value-type="string" calcext:value-type="string">
            <text:p>Buitrag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3577" calcext:value-type="currency">
            <text:p>63.577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4-12-07" calcext:value-type="date">
            <text:p>07/12/1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Yebra</text:p>
          </table:table-cell>
          <table:table-cell office:value-type="string" calcext:value-type="string">
            <text:p>Rodríg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9858" calcext:value-type="currency">
            <text:p>149.858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2-08" calcext:value-type="date">
            <text:p>08/12/1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gelio</text:p>
          </table:table-cell>
          <table:table-cell office:value-type="string" calcext:value-type="string">
            <text:p>Yllera</text:p>
          </table:table-cell>
          <table:table-cell office:value-type="string" calcext:value-type="string">
            <text:p>Calvin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7905" calcext:value-type="currency">
            <text:p>47.905,00 €</text:p>
          </table:table-cell>
          <table:table-cell table:style-name="ce6" office:value-type="string" calcext:value-type="string">
            <text:p>B</text:p>
          </table:table-cell>
          <table:table-cell table:style-name="ce7" office:value-type="date" office:date-value="2012-03-15" calcext:value-type="date">
            <text:p>15/03/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átima</text:p>
          </table:table-cell>
          <table:table-cell office:value-type="string" calcext:value-type="string">
            <text:p>Zaldívar</text:p>
          </table:table-cell>
          <table:table-cell office:value-type="string" calcext:value-type="string">
            <text:p>Estra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2153" calcext:value-type="currency">
            <text:p>102.153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08-10-28" calcext:value-type="date">
            <text:p>28/10/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Zuloaga</text:p>
          </table:table-cell>
          <table:table-cell office:value-type="string" calcext:value-type="string">
            <text:p>Poma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8260" calcext:value-type="currency">
            <text:p>118.260,00 €</text:p>
          </table:table-cell>
          <table:table-cell table:style-name="ce6" office:value-type="string" calcext:value-type="string">
            <text:p>D</text:p>
          </table:table-cell>
          <table:table-cell table:style-name="ce7" office:value-type="date" office:date-value="2010-11-14" calcext:value-type="date">
            <text:p>14/11/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ío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Tribiñ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6626" calcext:value-type="currency">
            <text:p>86.626,00 €</text:p>
          </table:table-cell>
          <table:table-cell table:style-name="ce6" office:value-type="string" calcext:value-type="string">
            <text:p>C</text:p>
          </table:table-cell>
          <table:table-cell table:style-name="ce7" office:value-type="date" office:date-value="2013-04-13" calcext:value-type="date">
            <text:p>13/04/13</text:p>
          </table:table-cell>
          <table:table-cell/>
        </table:table-row>
        <table:table-row table:style-name="ro2" table:number-rows-repeated="6528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Hoja1.A5:Hoja1.L2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loext:min-decimal-places="2" number:min-integer-digits="1" number:grouping="true"/>
      <number:text> €</number:text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3:29:33.1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17T19:27:07.110000000</meta:creation-date>
    <dc:date>2019-05-20T23:29:52.276000000</dc:date>
    <dc:creator>Galego </dc:creator>
    <meta:editing-duration>PT19S</meta:editing-duration>
    <meta:editing-cycles>3</meta:editing-cycles>
    <meta:generator>LibreOffice/5.4.4.2$Windows_X86_64 LibreOffice_project/2524958677847fb3bb44820e40380acbe820f960</meta:generator>
    <meta:document-statistic meta:table-count="1" meta:cell-count="2762" meta:object-count="0"/>
  </office:meta>
</office:document-meta>
</file>